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ArrayFieldTest_primitive_private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ArrayFieldTest_primitive_privat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boolean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ArrayFieldTest_primitive_privat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